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paragraph-rsid="0009284b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fo:color="#800000" fo:font-weight="bold" officeooo:rsid="0009284b" officeooo:paragraph-rsid="0009284b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fo:color="#800000" fo:font-weight="bold" officeooo:paragraph-rsid="0009284b" style:font-weight-asian="bold" style:font-weight-complex="bold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fo:font-weight="bold" officeooo:rsid="0009284b" officeooo:paragraph-rsid="0009284b" style:font-weight-asian="bold" style:font-weight-complex="bold"/>
    </style:style>
    <style:style style:name="T1" style:family="text">
      <style:text-properties officeooo:rsid="0009284b"/>
    </style:style>
    <style:style style:name="T2" style:family="text">
      <style:text-properties fo:font-weight="bold" officeooo:rsid="0009284b" style:font-weight-asian="bold" style:font-weight-complex="bold"/>
    </style:style>
    <style:style style:name="T3" style:family="text">
      <style:text-properties fo:color="#800000" fo:font-weight="bold" officeooo:rsid="0009284b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bookmark text:name="anteproyecto"/>Anteproyecto</text:h>
      <text:p text:style-name="Text_20_body">En el enunciado del proyecto que se debe entregar antes de comenzar la etapa de codificación se tendrán que indicar los siguientes apartados:</text:p>
      <text:list xml:id="list5996217326340178576" text:style-name="L1">
        <text:list-item>
          <text:p text:style-name="P2">Nombre del proyecto: <text:span text:style-name="T3">Api Google</text:span></text:p>
        </text:list-item>
        <text:list-item>
          <text:p text:style-name="P2">Objetivos, descripción y funcionalidad del proyecto: </text:p>
          <text:p text:style-name="P4">Programa realizado en python con el cual llamare a la api de google calendar para realizar algunas busquedas.</text:p>
        </text:list-item>
        <text:list-item>
          <text:p text:style-name="P3">URL del repositorio GItHub: </text:p>
          <text:p text:style-name="P3"><text:span text:style-name="T3">https://github.com/franperez022/proyecto_api</text:span></text:p>
        </text:list-item>
        <text:list-item>
          <text:p text:style-name="P2">¿Cuántas API web vas a usar en el proyecto?: </text:p>
          <text:list>
            <text:list-item>
              <text:p text:style-name="P3">URL de la API(s) utilizada(s): </text:p>
              <text:p text:style-name="P5"><text:span text:style-name="T1">https://www.googleapis.com/auth/calendar</text:span></text:p>
            </text:list-item>
            <text:list-item>
              <text:p text:style-name="P3">Lenguaje(s) de marcas que utiliza(n) la(s) API: </text:p>
              <text:p text:style-name="P5"><text:span text:style-name="T1">json</text:span></text:p>
            </text:list-item>
            <text:list-item>
              <text:p text:style-name="P2">¿Qué tipo de autentificación tiene(n) la(s) API utilizada(s)?: </text:p>
              <text:p text:style-name="P4">oauth2</text:p>
            </text:list-item>
            <text:list-item>
              <text:p text:style-name="P2">¿Qué métodos vas a usar en las llamada a la API?, es decir, ¿vas a consumir información del servicio web (métodos GET)?, o también, ¿vas a interactuar con el servicio web (métodos POST, PUT, DELETE,…)?: </text:p>
              <text:p text:style-name="P4">get</text:p>
            </text:list-item>
          </text:list>
        </text:list-item>
        <text:list-item>
          <text:p text:style-name="P2">¿Cuantas cosas hace la aplicación? </text:p>
          <text:p text:style-name="P4">Busca eventos por fecha</text:p>
          <text:p text:style-name="P4">Crea eventos en el calendario de google</text:p>
          <text:p text:style-name="P4">Envía correo </text:p>
          <text:p text:style-name="P4">Busca correo</text:p>
          <text:p text:style-name="P4">Nota: Estas dos últimas no funcionan como deberian</text:p>
        </text:list-item>
        <text:list-item>
          <text:p text:style-name="P2">¿Vas a hacer una aplicación con un diseño atractivo? </text:p>
          <text:p text:style-name="P6">Si con colorama</text:p>
        </text:list-item>
        <text:list-item>
          <text:p text:style-name="P1">Comenta cualquier cosa que crees que puedes hacerte conseguir un 10 en el proyecto: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8:29:20.481364532</meta:creation-date>
    <dc:date>2018-06-15T18:35:13.434576601</dc:date>
    <meta:editing-duration>PT5M5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03" meta:character-count="1208" meta:non-whitespace-character-count="1042"/>
  </office:meta>
</office:document-meta>
</file>